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T4" style:parent-style-name="Fonteparág.padrão" style:family="text">
      <style:text-properties style:language-asian="pt" style:country-asian="BR" style:language-complex="ar" style:country-complex="SA"/>
    </style:style>
    <style:style style:name="T5" style:parent-style-name="Fonteparág.padrão" style:family="text">
      <style:text-properties style:language-asian="pt" style:country-asian="BR" style:language-complex="ar" style:country-complex="SA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T7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63</text:p>
      <text:p text:style-name="Standard"/>
      <text:p text:style-name="Standard"><text:span text:style-name="T2"><draw:frame draw:style-name="a0" draw:name="Imagem 1" text:anchor-type="as-char" svg:x="0in" svg:y="0in" svg:width="6.69306in" svg:height="0.7958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3"><draw:frame draw:style-name="a1" draw:name="Imagem 3" text:anchor-type="as-char" svg:x="0in" svg:y="0in" svg:width="6.69306in" svg:height="1.2770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4"><draw:frame draw:style-name="a2" draw:name="Imagem 4" text:anchor-type="as-char" svg:x="0in" svg:y="0in" svg:width="6.69306in" svg:height="3.72361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<text:span text:style-name="T5"><draw:frame draw:style-name="a3" draw:name="Imagem 5" text:anchor-type="as-char" svg:x="0in" svg:y="0in" svg:width="6.69306in" svg:height="3.72986in" style:rel-width="scale" style:rel-height="scale"><draw:image xlink:href="media/image4.png" xlink:type="simple" xlink:show="embed" xlink:actuate="onLoad"/><svg:title/><svg:desc/></draw:frame></text:span></text:p>
      <text:p text:style-name="Standard"/>
      <text:soft-page-break/>
      <text:p text:style-name="Standard"><text:span text:style-name="T6"><draw:frame draw:style-name="a4" draw:name="Imagem 6" text:anchor-type="as-char" svg:x="0in" svg:y="0in" svg:width="5.83333in" svg:height="8.2604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<text:span text:style-name="T7"><draw:frame draw:style-name="a5" draw:name="Imagem 6" text:anchor-type="as-char" svg:x="0in" svg:y="0in" svg:width="6.69306in" svg:height="2.36181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iquel Gonzatti Ferrando</meta:initial-creator>
    <dc:creator>Maiquel Gonzatti Ferrando</dc:creator>
    <meta:creation-date>2018-04-11T16:58:00Z</meta:creation-date>
    <dc:date>2018-04-11T17:48:00Z</dc:date>
    <meta:template xlink:href="Normal" xlink:type="simple"/>
    <meta:editing-cycles>6</meta:editing-cycles>
    <meta:editing-duration>PT2760S</meta:editing-duration>
    <meta:document-statistic meta:page-count="4" meta:paragraph-count="1" meta:word-count="3" meta:character-count="20" meta:row-count="1" meta:non-whitespace-character-count="18"/>
  </office:meta>
</office:document-meta>
</file>